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solid" draw:fill-color="#ffff99" fo:min-height="1.046cm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046cm"/>
    </style:style>
    <style:style style:name="gr5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solid" draw:fill-color="#b2b2b2" fo:min-height="1.046cm"/>
    </style:style>
    <style:style style:name="gr7" style:family="graphic" style:parent-style-name="standard">
      <style:graphic-properties draw:fill="solid" draw:fill-color="#ff99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99ff" fo:min-height="1.04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cm" svg:height="2.3cm" svg:x="5.9cm" svg:y="27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1.296cm" svg:x="6.7cm" svg:y="28.3cm">
          <draw:text-box>
            <text:p>SUID</text:p>
          </draw:text-box>
        </draw:frame>
        <draw:custom-shape draw:style-name="gr1" draw:text-style-name="P1" draw:layer="layout" svg:width="4cm" svg:height="2.3cm" svg:x="9.9cm" svg:y="27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2.3cm" svg:x="13.9cm" svg:y="2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.3cm" svg:x="17.9cm" svg:y="2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.3cm" svg:x="21.9cm" svg:y="2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cm" svg:height="2.3cm" svg:x="25.9cm" svg:y="27.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1.296cm" svg:x="10.8cm" svg:y="28.3cm">
          <draw:text-box>
            <text:p>SGID</text:p>
          </draw:text-box>
        </draw:frame>
        <draw:frame draw:style-name="gr2" draw:layer="layout" svg:width="2.6cm" svg:height="1.296cm" svg:x="15cm" svg:y="28.2cm">
          <draw:text-box>
            <text:p>Sticky</text:p>
          </draw:text-box>
        </draw:frame>
        <draw:frame draw:style-name="gr4" draw:layer="layout" svg:width="3.1cm" svg:height="1.296cm" svg:x="18.7cm" svg:y="28.2cm">
          <draw:text-box>
            <text:p>read</text:p>
          </draw:text-box>
        </draw:frame>
        <draw:frame draw:style-name="gr4" draw:layer="layout" svg:width="3.1cm" svg:height="1.296cm" svg:x="22.5cm" svg:y="28.2cm">
          <draw:text-box>
            <text:p>write</text:p>
          </draw:text-box>
        </draw:frame>
        <draw:frame draw:style-name="gr4" draw:layer="layout" svg:width="3.1cm" svg:height="1.296cm" svg:x="26.5cm" svg:y="28.2cm">
          <draw:text-box>
            <text:p>execute</text:p>
          </draw:text-box>
        </draw:frame>
        <draw:custom-shape draw:style-name="gr5" draw:text-style-name="P1" draw:layer="layout" svg:width="4cm" svg:height="2.3cm" svg:x="29.9cm" svg:y="27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.3cm" svg:x="33.9cm" svg:y="27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2.3cm" svg:x="37.9cm" svg:y="27.7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1cm" svg:height="1.296cm" svg:x="30.7cm" svg:y="28.2cm">
          <draw:text-box>
            <text:p>read</text:p>
          </draw:text-box>
        </draw:frame>
        <draw:frame draw:style-name="gr6" draw:layer="layout" svg:width="3.1cm" svg:height="1.296cm" svg:x="34.5cm" svg:y="28.2cm">
          <draw:text-box>
            <text:p>write</text:p>
          </draw:text-box>
        </draw:frame>
        <draw:frame draw:style-name="gr6" draw:layer="layout" svg:width="3.1cm" svg:height="1.296cm" svg:x="38.5cm" svg:y="28.2cm">
          <draw:text-box>
            <text:p>execute</text:p>
          </draw:text-box>
        </draw:frame>
        <draw:custom-shape draw:style-name="gr7" draw:text-style-name="P1" draw:layer="layout" svg:width="4cm" svg:height="2.3cm" svg:x="41.9cm" svg:y="2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2.3cm" svg:x="45.9cm" svg:y="27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cm" svg:height="2.3cm" svg:x="49.9cm" svg:y="27.7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3.1cm" svg:height="1.296cm" svg:x="42.7cm" svg:y="28.2cm">
          <draw:text-box>
            <text:p>read</text:p>
          </draw:text-box>
        </draw:frame>
        <draw:frame draw:style-name="gr8" draw:layer="layout" svg:width="3.1cm" svg:height="1.296cm" svg:x="46.5cm" svg:y="28.2cm">
          <draw:text-box>
            <text:p>write</text:p>
          </draw:text-box>
        </draw:frame>
        <draw:frame draw:style-name="gr8" draw:layer="layout" svg:width="3.1cm" svg:height="1.296cm" svg:x="50.5cm" svg:y="28.2cm">
          <draw:text-box>
            <text:p>execute</text:p>
          </draw:text-box>
        </draw:frame>
        <draw:frame draw:style-name="gr4" draw:layer="layout" svg:width="3.1cm" svg:height="1.296cm" svg:x="22.5cm" svg:y="25.504cm">
          <draw:text-box>
            <text:p>User</text:p>
          </draw:text-box>
        </draw:frame>
        <draw:frame draw:style-name="gr4" draw:layer="layout" svg:width="3.1cm" svg:height="1.296cm" svg:x="34.3cm" svg:y="25.504cm">
          <draw:text-box>
            <text:p>Group</text:p>
          </draw:text-box>
        </draw:frame>
        <draw:frame draw:style-name="gr4" draw:layer="layout" svg:width="3.1cm" svg:height="1.296cm" svg:x="46.3cm" svg:y="25.504cm">
          <draw:text-box>
            <text:p>Oth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09-24T21:48:33.649504802</dc:date>
    <meta:editing-duration>PT8H17M30S</meta:editing-duration>
    <meta:editing-cycles>204</meta:editing-cycles>
    <meta:generator>LibreOffice/4.2.6.3$Linux_x86 LibreOffice_project/420m0$Build-3</meta:generator>
    <meta:document-statistic meta:object-count="27"/>
  </office:meta>
</office:document-meta>
</file>